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ccccc" style:font-name="Consolas" fo:font-size="8.39999961853027pt" fo:font-style="normal" fo:font-weight="normal" fo:background-color="#1f1f1f" style:font-style-asian="normal" style:font-style-complex="normal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fo:color="#6a9955" style:font-name="Consolas" fo:font-size="8.39999961853027pt" fo:font-style="normal" fo:font-weight="normal" fo:background-color="#1f1f1f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px expo start --tunnel -c</text:p>
      <text:p text:style-name="Standard">npx expo start --web -c</text:p>
      <text:p text:style-name="Standard"/>
      <text:p text:style-name="Standard">npm run csv:json</text:p>
      <text:p text:style-name="Standard"/>
      <text:p text:style-name="Standard">npm run img:build</text:p>
      <text:p text:style-name="Standard"/>
      <text:p text:style-name="Standard">npm run optimize:images</text:p>
      <text:p text:style-name="Standard">npm run img:map</text:p>
      <text:p text:style-name="Standard"/>
      <text:h text:style-name="Heading_20_3" text:outline-level="3">⚡ Workflow recommandé</text:h>
      <text:list xml:id="list6933690154368058120" text:style-name="L1">
        <text:list-item>
          <text:p text:style-name="P3">Quand tu fais un gros changement (ajout du minuteur, correction des dépendances, etc.) :</text:p>
        </text:list-item>
        <text:list-item>
          <text:p text:style-name="P3">git config --global core.autocrlf true</text:p>
        </text:list-item>
        <text:list-item>
          <text:p text:style-name="P3">git add .<text:line-break/>git commit -m "tout ok"<text:line-break/>git push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>git log --oneline<text:line-break/></text:p>
        </text:list-item>
      </text:list>
      <text:p text:style-name="Text_20_body">Si ça casse, tu peux toujours revenir en arrière : </text:p>
      <text:p text:style-name="Text_20_body">git checkout main<text:line-break/>git log <text:s text:c="2"/># voir l’historique<text:line-break/>git checkout &lt;id_commit&gt; <text:s text:c="2"/># revenir à un commit précis</text:p>
      <text:p text:style-name="Text_20_body"/>
      <text:p text:style-name="Text_20_body">A 2D flat digital illustration of [INGRÉDIENT],</text:p>
      <text:p text:style-name="Text_20_body">drawn in a soft pastel style,</text:p>
      <text:p text:style-name="Text_20_body">minimalist and clean, without kawaii eyes or face,</text:p>
      <text:p text:style-name="Text_20_body">transparent background (PNG),</text:p>
      <text:p text:style-name="Text_20_body">subject centered, no extra decoration.</text:p>
      <text:p text:style-name="Text_20_body"/>
      <text:p text:style-name="Text_20_body">⚡ Astuce pour la suite :</text:p>
      <text:list xml:id="list4874975205765649714" text:style-name="L2">
        <text:list-item>
          <text:p text:style-name="P4">Toujours enregistrer en <text:span text:style-name="Strong_20_Emphasis">CSV UTF-8 avec séparateur </text:span><text:span text:style-name="Strong_20_Emphasis"><text:span text:style-name="Source_20_Text">;</text:span></text:span> (Excel en FR le fait).</text:p>
        </text:list-item>
        <text:list-item>
          <text:p text:style-name="P4">Si jamais tu bloques encore, ouvre ton CSV dans un éditeur de texte (VSCode, Notepad++) pour vérifier les en-têtes exacts.</text:p>
        </text:list-item>
      </text:list>
      <text:p text:style-name="Text_20_body"/>
      <text:p text:style-name="Text_20_body">Il faut qu'on règle quelques problèmes pour le convertisseur.</text:p>
      <text:p text:style-name="Text_20_body">Commençons par Masses/Poids</text:p>
      <text:p text:style-name="Text_20_body"/>
      <text:p text:style-name="Text_20_body"/>
      <text:p text:style-name="Text_20_body"><text:soft-page-break/></text:p>
      <text:p text:style-name="P5"/>
      <text:p text:style-name="P1"/>
      <text:p text:style-name="P2"/>
      <text:p text:style-name="P2"/>
      <text:p text:style-name="P2"/>
      <text:p text:style-name="P2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ieux</meta:initial-creator>
    <meta:creation-date>2025-08-24T07:40:36.69</meta:creation-date>
    <dc:date>2025-09-23T06:56:44.81</dc:date>
    <dc:creator>Drieux</dc:creator>
    <meta:editing-duration>P2DT18M8S</meta:editing-duration>
    <meta:editing-cycles>15</meta:editing-cycles>
    <meta:generator>OpenOffice/4.1.10$Win32 OpenOffice.org_project/4110m2$Build-9807</meta:generator>
    <meta:document-statistic meta:table-count="0" meta:image-count="0" meta:object-count="0" meta:page-count="2" meta:paragraph-count="23" meta:word-count="174" meta:character-count="988"/>
  </office:meta>
</office:document-meta>
</file>